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9e52" officeooo:paragraph-rsid="00179e52"/>
    </style:style>
    <style:style style:name="P2" style:family="paragraph" style:parent-style-name="Standard">
      <style:text-properties officeooo:rsid="00179e52" officeooo:paragraph-rsid="001c4cd6"/>
    </style:style>
    <style:style style:name="T1" style:family="text">
      <style:text-properties style:text-position="super 58%"/>
    </style:style>
    <style:style style:name="T2" style:family="text">
      <style:text-properties officeooo:rsid="0018fbc1"/>
    </style:style>
    <style:style style:name="T3" style:family="text">
      <style:text-properties officeooo:rsid="001c4cd6"/>
    </style:style>
    <style:style style:name="T4" style:family="text">
      <style:text-properties officeooo:rsid="001dea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ngle layer:<text:line-break/></text:p>
      <text:p text:style-name="P2">The items necessary for performing the network was a weight matrix that has the size of (nr. Of input variables +1 * nr. of output variables). <text:span text:style-name="T4">The +1 for this is the weights of the bias, and to iclude them in the calculation then we need to add a row of ones in to the data matrix</text:span>. Then the W<text:span text:style-name="T1">T</text:span>X <text:span text:style-name="T4">can be</text:span> calculated and a tanh function was applied to it and resulting in a result Z. </text:p>
      <text:p text:style-name="P2">For the backpropagation, the gradient was computed by the MSE error function that was derived by the weights. </text:p>
      <text:p text:style-name="P1"/>
      <text:p text:style-name="P1"/>
      <text:p text:style-name="P1">Multi layer:</text:p>
      <text:p text:style-name="P2">The same initialization process as the single layer, but with a new layer with neurons to keep in mind. <text:span text:style-name="T2">For this, two weight matrices needs to be initialized, W and V. For this network we choose the matrix W to be the weights for the hidden layer and the matrix V to be for the output layer. The dimensions of the matrices are decided the same way as the single layer, but the number of columns for W is counted as the number of neurons in the hidden layer and the number of columns for V is counted as the number of output variables. On the output layer there is a tanh activation function applied. This forward propagation then produces a result Z.</text:span></text:p>
      <text:p text:style-name="P2">For the backpropagation, the gradient was computed by the MSE error function that was derived by the weights <text:span text:style-name="T3">of each layer, i</text:span>.<text:span text:style-name="T3">e. the gradient of matrix V is obtained by deriving the error function of the output Z by V. The gradient of matrix W is also obtained by deriving for the error function of the output Z by W. For calculation of the gradient of W we did not include the bias of V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15:52:05.606926872</meta:creation-date>
    <dc:date>2018-02-06T16:27:40.021841426</dc:date>
    <meta:editing-duration>PT14M7S</meta:editing-duration>
    <meta:editing-cycles>4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97" meta:character-count="1554" meta:non-whitespace-character-count="1260"/>
  </office:meta>
</office:document-meta>
</file>